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7.1cm" svg:x2="11.5cm" svg:y2="7.1cm" draw:start-shape="id1" draw:end-shape="id2" draw:end-glue-point="3" svg:d="m6500 7100h5000">
          <text:p/>
        </draw:connector>
        <draw:connector draw:style-name="gr1" draw:text-style-name="P1" draw:layer="layout" svg:x1="16.9cm" svg:y1="7.1cm" svg:x2="23.1cm" svg:y2="9cm" draw:start-shape="id2" draw:start-glue-point="1" draw:end-shape="id3" draw:end-glue-point="3" svg:d="m16900 7100h3101v1900h3099">
          <text:p/>
        </draw:connector>
        <draw:custom-shape draw:style-name="gr2" draw:text-style-name="P2" xml:id="id2" draw:id="id2" draw:layer="layout" svg:width="5.4cm" svg:height="2.4cm" svg:x="11.5cm" svg:y="5.9cm">
          <text:p text:style-name="P1"><text:span text:style-name="T1">Toke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5cm" svg:height="1.4cm" svg:x="23.1cm" svg:y="8.3cm">
          <text:p text:style-name="P1"><text:span text:style-name="T2">Tokens-Fak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5cm" svg:height="1.4cm" svg:x="1cm" svg:y="6.4cm">
          <text:p text:style-name="P1"><text:span text:style-name="T2">Tran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5cm" svg:height="1.4cm" svg:x="23.1cm" svg:y="4.6cm">
          <text:p text:style-name="P1"><text:span text:style-name="T2">Tokens-St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9cm" svg:y1="7.1cm" svg:x2="23.1cm" svg:y2="5.3cm" draw:start-shape="id2" draw:start-glue-point="1" draw:end-shape="id4" svg:d="m16900 7100h3101v-1800h3099">
          <text:p/>
        </draw:connector>
        <draw:custom-shape draw:style-name="gr4" draw:text-style-name="P4" xml:id="id5" draw:id="id5" draw:layer="layout" svg:width="4.4cm" svg:height="2.8cm" svg:x="12cm" svg:y="0.3cm">
          <text:p text:style-name="P1"><text:span text:style-name="T3">voca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14.2cm" svg:y1="3.1cm" svg:x2="14.2cm" svg:y2="5.9cm" draw:start-shape="id5" draw:start-glue-point="6" draw:end-shape="id2" draw:end-glue-point="0" svg:d="m14200 3100v2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9T21:09:09.92</meta:creation-date>
    <dc:date>2014-04-30T13:21:57.54</dc:date>
    <meta:editing-duration>PT20M8S</meta:editing-duration>
    <meta:editing-cycles>4</meta:editing-cycles>
    <meta:generator>OpenOffice/4.0.1$Win32 OpenOffice.org_project/401m5$Build-9714</meta:generator>
    <meta:document-statistic meta:object-count="9"/>
  </office:meta>
</office:document-meta>
</file>